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ookie_var = req.cook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b.run_smart(“SELECT * FROM user_acct WHERE username = username AND password = password”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"/>db.run_smart(“SELECT session_data FROM ckj WHERE cookie_key = cookie_var.cookie_key”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4"/>parsed_session_data = JSON.parse(rows_ckj[0].session_data)</text:p>
          </table:table-cell>
          <table:table-cell office:value-type="string" calcext:value-type="string">
            <text:p>fails if there’s no existing cookie key; if rows_ckj.length == 0. Maybe I don’t even need this line: it’s not used anywhere (!).</text:p>
          </table:table-cell>
        </table:table-row>
        <table:table-row table:style-name="ro1">
          <table:table-cell/>
          <table:table-cell office:value-type="string" calcext:value-type="string">
            <text:p><text:s text:c="4"/>if (rows_ua.length == 0) (if unsuccessful logi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lse (if login was successfu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 st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test failed lo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xisting unauthorized cook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test successful lo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xisting unauthorized cook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existing authorized cookies from home pag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office:value-type="string" calcext:value-type="string">
            <text:p>CE: even though I’ve written too much complicated code at one time, I can artificially limit what I test by only evaluating one use case: to start with, a successful login without any previous browser cookie key (since that’s where I’m at right now)</text:p>
          </table:table-cell>
          <table:table-cell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17:56.066237028</meta:creation-date>
    <dc:date>2017-11-03T11:58:46.479462407</dc:date>
    <meta:editing-duration>PT40M52S</meta:editing-duration>
    <meta:editing-cycles>5</meta:editing-cycles>
    <meta:generator>LibreOffice/5.4.1.2$Linux_X86_64 LibreOffice_project/40m0$Build-2</meta:generator>
    <meta:document-statistic meta:table-count="1" meta:cell-count="32" meta:object-count="0"/>
  </office:meta>
</office:document-meta>
</file>